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667cm"/>
    </style:style>
    <style:style style:name="Tabela1.B" style:family="table-column">
      <style:table-column-properties style:column-width="5.944cm"/>
    </style:style>
    <style:style style:name="Tabela1.C" style:family="table-column">
      <style:table-column-properties style:column-width="7.389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0.77cm" table:align="left"/>
    </style:style>
    <style:style style:name="Tabela2.A" style:family="table-column">
      <style:table-column-properties style:column-width="7.743cm"/>
    </style:style>
    <style:style style:name="Tabela2.B" style:family="table-column">
      <style:table-column-properties style:column-width="3.027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s duas principais formas de modularizar código JavaScript são <text:span text:style-name="Strong_20_Emphasis">CommonJS (CJS)</text:span> e <text:span text:style-name="Strong_20_Emphasis">ESModules (ESM)</text:span>. Ambas têm seus próprios usos, diferenças e contextos em que são mais apropriadas.</text:p>
      <text:p text:style-name="Horizontal_20_Line"/>
      <text:h text:style-name="Heading_20_2" text:outline-level="2">🔍 Diferença entre <text:span text:style-name="Strong_20_Emphasis">CommonJS</text:span> e <text:span text:style-name="Strong_20_Emphasis">ESModules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Característica</text:p>
            </table:table-cell>
            <table:table-cell table:style-name="Tabela1.A1" office:value-type="string">
              <text:p text:style-name="Table_20_Heading">CommonJS (CJS)</text:p>
            </table:table-cell>
            <table:table-cell table:style-name="Tabela1.A1" office:value-type="string">
              <text:p text:style-name="Table_20_Heading">ESModules (ESM)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Sintaxe</text:span></text:p>
          </table:table-cell>
          <table:table-cell table:style-name="Tabela1.A1" office:value-type="string">
            <text:p text:style-name="Table_20_Contents"><text:span text:style-name="Source_20_Text">const x = require('x')</text:span></text:p>
          </table:table-cell>
          <table:table-cell table:style-name="Tabela1.A1" office:value-type="string">
            <text:p text:style-name="Table_20_Contents"><text:span text:style-name="Source_20_Text">import x from 'x'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xportação</text:span></text:p>
          </table:table-cell>
          <table:table-cell table:style-name="Tabela1.A1" office:value-type="string">
            <text:p text:style-name="Table_20_Contents"><text:span text:style-name="Source_20_Text">module.exports = x</text:span></text:p>
          </table:table-cell>
          <table:table-cell table:style-name="Tabela1.A1" office:value-type="string">
            <text:p text:style-name="Table_20_Contents"><text:span text:style-name="Source_20_Text">export default x</text:span> ou <text:span text:style-name="Source_20_Text">export const x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arregamento</text:span></text:p>
          </table:table-cell>
          <table:table-cell table:style-name="Tabela1.A1" office:value-type="string">
            <text:p text:style-name="Table_20_Contents"><text:span text:style-name="Strong_20_Emphasis">Síncrono</text:span></text:p>
          </table:table-cell>
          <table:table-cell table:style-name="Tabela1.A1" office:value-type="string">
            <text:p text:style-name="Table_20_Contents"><text:span text:style-name="Strong_20_Emphasis">Assíncrono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xecução</text:span></text:p>
          </table:table-cell>
          <table:table-cell table:style-name="Tabela1.A1" office:value-type="string">
            <text:p text:style-name="Table_20_Contents">Imediata na ordem dos <text:span text:style-name="Source_20_Text">require()</text:span></text:p>
          </table:table-cell>
          <table:table-cell table:style-name="Tabela1.A1" office:value-type="string">
            <text:p text:style-name="Table_20_Contents">Pré-carregamento e análise estática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uporte no Node.js</text:span></text:p>
          </table:table-cell>
          <table:table-cell table:style-name="Tabela1.A1" office:value-type="string">
            <text:p text:style-name="Table_20_Contents">Padrão até Node v12</text:p>
          </table:table-cell>
          <table:table-cell table:style-name="Tabela1.A1" office:value-type="string">
            <text:p text:style-name="Table_20_Contents">Total suporte a partir do Node v14+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Uso no navegador</text:span></text:p>
          </table:table-cell>
          <table:table-cell table:style-name="Tabela1.A1" office:value-type="string">
            <text:p text:style-name="Table_20_Contents">Não nativamente (precisa de bundler)</text:p>
          </table:table-cell>
          <table:table-cell table:style-name="Tabela1.A1" office:value-type="string">
            <text:p text:style-name="Table_20_Contents">Suportado nativamente em browsers modernos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xtensão de arquivo</text:span></text:p>
          </table:table-cell>
          <table:table-cell table:style-name="Tabela1.A1" office:value-type="string">
            <text:p text:style-name="Table_20_Contents"><text:span text:style-name="Source_20_Text">.js</text:span></text:p>
          </table:table-cell>
          <table:table-cell table:style-name="Tabela1.A1" office:value-type="string">
            <text:p text:style-name="Table_20_Contents"><text:span text:style-name="Source_20_Text">.mjs</text:span> ou <text:span text:style-name="Source_20_Text">.js</text:span> com <text:span text:style-name="Source_20_Text">"type": "module"</text:span></text:p>
          </table:table-cell>
        </table:table-row>
      </table:table>
      <text:p text:style-name="Horizontal_20_Line"/>
      <text:h text:style-name="Heading_20_2" text:outline-level="2">🧰 Casos de Uso</text:h>
      <text:h text:style-name="Heading_20_3" text:outline-level="3">🔵 <text:span text:style-name="Strong_20_Emphasis">CommonJS (CJS)</text:span></text:h>
      <text:p text:style-name="Text_20_body">Usado principalmente em:</text:p>
      <text:list text:style-name="L1">
        <text:list-item>
          <text:p text:style-name="P1">Projetos legados em Node.js</text:p>
        </text:list-item>
        <text:list-item>
          <text:p text:style-name="P1">Bibliotecas antigas (ex: <text:span text:style-name="Source_20_Text">express</text:span>, <text:span text:style-name="Source_20_Text">lodash</text:span>, etc.)</text:p>
        </text:list-item>
        <text:list-item>
          <text:p text:style-name="P1">Scripts simples que rodam em ambientes Node.js</text:p>
        </text:list-item>
      </text:list>
      <text:p text:style-name="Text_20_body"><text:span text:style-name="Strong_20_Emphasis">Vantagens:</text:span></text:p>
      <text:list text:style-name="L2">
        <text:list-item>
          <text:p text:style-name="P2">Simples e direto</text:p>
        </text:list-item>
        <text:list-item>
          <text:p text:style-name="P2">Suporte total em todas as versões do Node</text:p>
        </text:list-item>
        <text:list-item>
          <text:p text:style-name="P2">Carregamento síncrono ideal para scripts do lado do servidor</text:p>
        </text:list-item>
      </text:list>
      <text:p text:style-name="Text_20_body"><text:span text:style-name="Strong_20_Emphasis">Desvantagens:</text:span></text:p>
      <text:list text:style-name="L3">
        <text:list-item>
          <text:p text:style-name="P3">Não funciona nativamente no navegador</text:p>
        </text:list-item>
        <text:list-item>
          <text:p text:style-name="P3">Não tem suporte a <text:span text:style-name="Source_20_Text">tree shaking</text:span> (remoção de código morto)</text:p>
        </text:list-item>
      </text:list>
      <text:p text:style-name="Horizontal_20_Line"/>
      <text:h text:style-name="Heading_20_3" text:outline-level="3">🟢 <text:span text:style-name="Strong_20_Emphasis">ESModules (ESM)</text:span></text:h>
      <text:p text:style-name="Text_20_body">Usado principalmente em:</text:p>
      <text:list text:style-name="L4">
        <text:list-item>
          <text:p text:style-name="P4">Projetos modernos (React, Vue, Svelte, etc.)</text:p>
        </text:list-item>
        <text:list-item>
          <text:p text:style-name="P4"><text:soft-page-break/>Código que será executado tanto no <text:span text:style-name="Strong_20_Emphasis">browser</text:span> quanto no <text:span text:style-name="Strong_20_Emphasis">Node</text:span></text:p>
        </text:list-item>
        <text:list-item>
          <text:p text:style-name="P4">Aplicações que precisam de <text:span text:style-name="Strong_20_Emphasis">tree shaking</text:span> para otimização</text:p>
        </text:list-item>
        <text:list-item>
          <text:p text:style-name="P4">Ferramentas modernas (Vite, Rollup, Webpack, etc.)</text:p>
        </text:list-item>
      </text:list>
      <text:p text:style-name="Text_20_body"><text:span text:style-name="Strong_20_Emphasis">Vantagens:</text:span></text:p>
      <text:list text:style-name="L5">
        <text:list-item>
          <text:p text:style-name="P5">Suporte nativo em browsers modernos</text:p>
        </text:list-item>
        <text:list-item>
          <text:p text:style-name="P5">Suporte a <text:span text:style-name="Source_20_Text">tree shaking</text:span></text:p>
        </text:list-item>
        <text:list-item>
          <text:p text:style-name="P5">Sintaxe padrão da linguagem (ES6+)</text:p>
        </text:list-item>
        <text:list-item>
          <text:p text:style-name="P5">Melhor interoperabilidade com TypeScript</text:p>
        </text:list-item>
      </text:list>
      <text:p text:style-name="Text_20_body"><text:span text:style-name="Strong_20_Emphasis">Desvantagens:</text:span></text:p>
      <text:list text:style-name="L6">
        <text:list-item>
          <text:p text:style-name="P6">Carregamento assíncrono pode complicar scripts do lado servidor</text:p>
        </text:list-item>
        <text:list-item>
          <text:p text:style-name="P6">Regras mais estritas (ex: <text:span text:style-name="Source_20_Text">import</text:span>/<text:span text:style-name="Source_20_Text">export</text:span> só no topo do arquivo)</text:p>
        </text:list-item>
        <text:list-item>
          <text:p text:style-name="P6">Requer configuração extra em Node.js (<text:span text:style-name="Source_20_Text">type: "module"</text:span> no <text:span text:style-name="Source_20_Text">package.json</text:span> ou usar <text:span text:style-name="Source_20_Text">.mjs</text:span>)</text:p>
        </text:list-item>
      </text:list>
      <text:p text:style-name="Horizontal_20_Line"/>
      <text:h text:style-name="Heading_20_2" text:outline-level="2">⚖️ Qual usar?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ituação</text:p>
            </table:table-cell>
            <table:table-cell table:style-name="Tabela2.A1" office:value-type="string">
              <text:p text:style-name="Table_20_Heading">Melhor escolha</text:p>
            </table:table-cell>
          </table:table-row>
        </table:table-header-rows>
        <table:table-row>
          <table:table-cell table:style-name="Tabela2.A1" office:value-type="string">
            <text:p text:style-name="Table_20_Contents">Projeto novo em Node.js</text:p>
          </table:table-cell>
          <table:table-cell table:style-name="Tabela2.A1" office:value-type="string">
            <text:p text:style-name="Table_20_Contents"><text:span text:style-name="Strong_20_Emphasis">ESModules</text:span></text:p>
          </table:table-cell>
        </table:table-row>
        <table:table-row>
          <table:table-cell table:style-name="Tabela2.A1" office:value-type="string">
            <text:p text:style-name="Table_20_Contents">Projeto legado em Node.js</text:p>
          </table:table-cell>
          <table:table-cell table:style-name="Tabela2.A1" office:value-type="string">
            <text:p text:style-name="Table_20_Contents"><text:span text:style-name="Strong_20_Emphasis">CommonJS</text:span></text:p>
          </table:table-cell>
        </table:table-row>
        <table:table-row>
          <table:table-cell table:style-name="Tabela2.A1" office:value-type="string">
            <text:p text:style-name="Table_20_Contents">Código compartilhado entre Node e browser</text:p>
          </table:table-cell>
          <table:table-cell table:style-name="Tabela2.A1" office:value-type="string">
            <text:p text:style-name="Table_20_Contents"><text:span text:style-name="Strong_20_Emphasis">ESModules</text:span></text:p>
          </table:table-cell>
        </table:table-row>
        <table:table-row>
          <table:table-cell table:style-name="Tabela2.A1" office:value-type="string">
            <text:p text:style-name="Table_20_Contents">Script simples/rápido em Node</text:p>
          </table:table-cell>
          <table:table-cell table:style-name="Tabela2.A1" office:value-type="string">
            <text:p text:style-name="Table_20_Contents"><text:span text:style-name="Strong_20_Emphasis">CommonJS</text:span></text:p>
          </table:table-cell>
        </table:table-row>
        <table:table-row>
          <table:table-cell table:style-name="Tabela2.A1" office:value-type="string">
            <text:p text:style-name="Table_20_Contents">Projeto moderno com build tools</text:p>
          </table:table-cell>
          <table:table-cell table:style-name="Tabela2.A1" office:value-type="string">
            <text:p text:style-name="Table_20_Contents"><text:span text:style-name="Strong_20_Emphasis">ESModules</text:span></text:p>
          </table:table-cell>
        </table:table-row>
      </table:table>
      <text:p text:style-name="Horizontal_20_Line"/>
      <text:h text:style-name="Heading_20_2" text:outline-level="2">✅ Exemplo rápido</text:h>
      <text:h text:style-name="Heading_20_3" text:outline-level="3">CommonJS</text:h>
      <text:p text:style-name="P7"><text:span text:style-name="Source_20_Text">// math.js</text:span></text:p>
      <text:p text:style-name="P8"><text:span text:style-name="Source_20_Text">function add(a, b) {</text:span></text:p>
      <text:p text:style-name="P8"><text:span text:style-name="Source_20_Text"><text:s text:c="2"/>return a + b;</text:span></text:p>
      <text:p text:style-name="P8"><text:span text:style-name="Source_20_Text">}</text:span></text:p>
      <text:p text:style-name="P8"><text:span text:style-name="Source_20_Text">module.exports = { add };</text:span></text:p>
      <text:p text:style-name="P8"/>
      <text:p text:style-name="P8"><text:span text:style-name="Source_20_Text">// app.js</text:span></text:p>
      <text:p text:style-name="P8"><text:span text:style-name="Source_20_Text">const math = require('./math');</text:span></text:p>
      <text:p text:style-name="P9"><text:span text:style-name="Source_20_Text">console.log(math.add(2, 3));</text:span></text:p>
      <text:h text:style-name="Heading_20_3" text:outline-level="3">ESModules</text:h>
      <text:p text:style-name="P7"><text:span text:style-name="Source_20_Text">// math.mjs ou math.js com type: "module"</text:span></text:p>
      <text:p text:style-name="P8"><text:span text:style-name="Source_20_Text">export function add(a, b) {</text:span></text:p>
      <text:p text:style-name="P8"><text:span text:style-name="Source_20_Text"><text:s text:c="2"/>return a + b;</text:span></text:p>
      <text:p text:style-name="P8"><text:soft-page-break/><text:span text:style-name="Source_20_Text">}</text:span></text:p>
      <text:p text:style-name="P8"/>
      <text:p text:style-name="P8"><text:span text:style-name="Source_20_Text">// app.mjs</text:span></text:p>
      <text:p text:style-name="P8"><text:span text:style-name="Source_20_Text">import { add } from './math.mjs';</text:span></text:p>
      <text:p text:style-name="P9"><text:span text:style-name="Source_20_Text">console.log(add(2, 3));</text:span></text:p>
      <text:p text:style-name="Horizontal_20_Line"/>
      <text:p text:style-name="Text_20_body">Se quiser, posso te ajudar a <text:span text:style-name="Strong_20_Emphasis">converter</text:span> um projeto CJS para ESM ou vice-versa, ou configurar o <text:span text:style-name="Source_20_Text">package.json</text:span> corretament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10:39:57.591887721</meta:creation-date>
    <dc:date>2025-09-30T10:41:05.972552164</dc:date>
    <meta:editing-duration>PT1M10S</meta:editing-duration>
    <meta:editing-cycles>1</meta:editing-cycles>
    <meta:document-statistic meta:table-count="2" meta:image-count="0" meta:object-count="0" meta:page-count="3" meta:paragraph-count="86" meta:word-count="386" meta:character-count="2393" meta:non-whitespace-character-count="2108"/>
    <meta:generator>LibreOffice/25.2.2.2$Linux_X86_64 LibreOffice_project/520$Build-2</meta:generator>
  </office:meta>
</office:document-meta>
</file>